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90000004B0A10A01E4001EDA98.png" manifest:media-type="image/png"/>
  <manifest:file-entry manifest:full-path="Pictures/10000201000002800000017CAE8409AE5EE9AC3B.png" manifest:media-type="image/png"/>
  <manifest:file-entry manifest:full-path="Pictures/1000020100000500000004F99BD89DA454BB2745.png" manifest:media-type="image/png"/>
  <manifest:file-entry manifest:full-path="Pictures/100000000000039E000002D891ADB9D664A72047.bmp" manifest:media-type="image/bmp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2199ff" draw:textarea-horizontal-align="justify" draw:textarea-vertical-align="middle" draw:auto-grow-height="false" fo:min-height="3.35cm" fo:min-width="17.5cm"/>
    </style:style>
    <style:style style:name="gr3" style:family="graphic" style:parent-style-name="standard">
      <style:graphic-properties draw:stroke="none" draw:fill="none" fo:min-height="2.515cm"/>
    </style:style>
    <style:style style:name="gr4" style:family="graphic" style:parent-style-name="standard">
      <style:graphic-properties draw:stroke="none" draw:fill="none" fo:min-height="1.267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4096ee" draw:textarea-horizontal-align="justify" draw:textarea-vertical-align="middle" draw:auto-grow-height="false" fo:min-height="1.024cm" fo:min-width="0.914cm"/>
    </style:style>
    <style:style style:name="gr7" style:family="graphic" style:parent-style-name="standard">
      <style:graphic-properties draw:fill-color="#4096ee" draw:textarea-horizontal-align="justify" draw:textarea-vertical-align="middle" draw:auto-grow-height="false" fo:min-height="1.75cm" fo:min-width="3.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361cm"/>
    </style:style>
    <style:style style:name="gr10" style:family="graphic" style:parent-style-name="standard">
      <style:graphic-properties draw:stroke="none" draw:fill="none" fo:min-height="0.396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7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draw:textarea-horizontal-align="center" draw:textarea-vertical-align="middle" draw:auto-grow-height="true" fo:min-height="3.506cm"/>
    </style:style>
    <style:style style:name="pr6" style:family="presentation" style:parent-style-name="Standard-outline1">
      <style:graphic-properties fo:min-height="12.529cm"/>
    </style:style>
    <style:style style:name="pr7" style:family="presentation" style:parent-style-name="Standard-title">
      <style:graphic-properties fo:min-height="3.50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2199ff"/>
      <style:paragraph-properties fo:text-align="center"/>
    </style:style>
    <style:style style:name="P4" style:family="paragraph">
      <loext:graphic-properties draw:fill="none"/>
      <style:text-properties style:font-name="Carlito" fo:font-size="18pt"/>
    </style:style>
    <style:style style:name="P5" style:family="paragraph">
      <loext:graphic-properties draw:fill="none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text-properties style:font-name="Carlito"/>
    </style:style>
    <style:style style:name="P9" style:family="paragraph">
      <loext:graphic-properties draw:fill="none"/>
    </style:style>
    <style:style style:name="P10" style:family="paragraph">
      <style:paragraph-properties fo:text-align="center"/>
    </style:style>
    <style:style style:name="P11" style:family="paragraph">
      <loext:graphic-properties draw:fill-color="#4096ee"/>
      <style:paragraph-properties fo:text-align="center"/>
      <style:text-properties fo:color="#eeeeee" fo:font-size="18pt"/>
    </style:style>
    <style:style style:name="P12" style:family="paragraph">
      <loext:graphic-properties draw:fill-color="#4096ee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eeeeee" style:font-name="Carlito"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 draw:fill-color="#ffffff"/>
      <style:text-properties fo:color="#eeeeee" style:font-name="Carlito"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="none" draw:fill-color="#ffffff"/>
      <style:text-properties fo:font-size="10pt" style:font-size-asian="18pt" style:font-size-complex="18pt"/>
    </style:style>
    <style:style style:name="P16" style:family="paragraph">
      <style:paragraph-properties fo:text-align="start">
        <style:tab-stops/>
      </style:paragraph-properties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eeeeee" style:font-name="Carlito" fo:font-size="32pt" fo:font-weight="bold" style:font-size-asian="18pt" style:font-size-complex="18pt"/>
    </style:style>
    <style:style style:name="T2" style:family="text">
      <style:text-properties fo:color="#eeeeee" fo:font-size="32pt" fo:font-weight="bold" style:font-size-asian="18pt" style:font-size-complex="18pt"/>
    </style:style>
    <style:style style:name="T3" style:family="text">
      <style:text-properties style:font-name="Carlito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eeeeee" fo:font-size="18pt"/>
    </style:style>
    <style:style style:name="T5" style:family="text">
      <style:text-properties fo:color="#eeeeee" style:font-name="Carlito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0pt" style:font-size-asian="18pt" style:font-size-complex="18pt"/>
    </style:style>
    <style:style style:name="T7" style:family="text">
      <style:text-properties fo:font-size="32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2.2cm" presentation:class="title" presentation:placeholder="true">
          <draw:text-box/>
        </draw:frame>
        <draw:frame presentation:style-name="pr2" draw:text-style-name="P1" draw:layer="layout" svg:width="25.199cm" svg:height="12.779cm" svg:x="1.4cm" svg:y="5.821cm" presentation:class="subtitle" presentation:placeholder="true">
          <draw:text-box/>
        </draw:frame>
        <draw:frame draw:style-name="gr1" draw:text-style-name="P2" draw:layer="layout" svg:width="29.401cm" svg:height="21cm" svg:x="-0.485cm" svg:y="0cm">
          <draw:image xlink:href="Pictures/1000020100000690000004B0A10A01E4001EDA98.png" xlink:type="simple" xlink:show="embed" xlink:actuate="onLoad">
            <text:p/>
          </draw:image>
        </draw:frame>
        <draw:custom-shape draw:style-name="gr2" draw:text-style-name="P3" draw:layer="layout" svg:width="18cm" svg:height="3.6cm" svg:x="8cm" svg:y="13.1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9cm" svg:height="2.765cm" svg:x="6.4cm" svg:y="6.891cm">
          <draw:text-box>
            <text:p><text:span text:style-name="T1">Id</text:span><text:span text:style-name="T1">e</text:span><text:span text:style-name="T1">a</text:span><text:span text:style-name="T1">W</text:span><text:span text:style-name="T1">at</text:span><text:span text:style-name="T1">c</text:span><text:span text:style-name="T1">h</text:span><text:span text:style-name="T1">e</text:span><text:span text:style-name="T1">r </text:span><text:span text:style-name="T1">-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a</text:span><text:span text:style-name="T1">ti</text:span><text:span text:style-name="T1">o</text:span><text:span text:style-name="T1">n</text:span></text:p>
          </draw:text-box>
        </draw:frame>
        <draw:frame draw:style-name="gr3" draw:text-style-name="P5" draw:layer="layout" svg:width="15.157cm" svg:height="2.765cm" svg:x="9.243cm" svg:y="10.6cm">
          <draw:text-box>
            <text:p><text:span text:style-name="T2">P</text:span><text:span text:style-name="T2">a</text:span><text:span text:style-name="T2">rt </text:span><text:span text:style-name="T2">1</text:span></text:p>
          </draw:text-box>
        </draw:frame>
        <draw:frame draw:style-name="gr4" draw:text-style-name="P5" draw:layer="layout" svg:width="15.357cm" svg:height="1.517cm" svg:x="9.243cm" svg:y="14.091cm">
          <draw:text-box>
            <text:p><text:span text:style-name="T2">P</text:span><text:span text:style-name="T2">a</text:span><text:span text:style-name="T2">rt </text:span><text:span text:style-name="T2">2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2.2cm" presentation:class="title">
          <draw:text-box>
            <text:p><text:span text:style-name="T3">W</text:span><text:span text:style-name="T3">e</text:span><text:span text:style-name="T3">lc</text:span><text:span text:style-name="T3">o</text:span><text:span text:style-name="T3">m</text:span><text:span text:style-name="T3">e </text:span><text:span text:style-name="T3">t</text:span><text:span text:style-name="T3">o</text:span></text:p>
          </draw:text-box>
        </draw:frame>
        <draw:frame draw:style-name="gr1" draw:text-style-name="P2" draw:layer="layout" svg:width="15.714cm" svg:height="15.628cm" svg:x="12.286cm" svg:y="3.772cm">
          <draw:image xlink:href="Pictures/1000020100000500000004F99BD89DA454BB274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2.2cm" presentation:class="title" presentation:placeholder="true">
          <draw:text-box/>
        </draw:frame>
        <draw:frame presentation:style-name="pr2" draw:text-style-name="P1" draw:layer="layout" svg:width="25.199cm" svg:height="12.779cm" svg:x="1.4cm" svg:y="5.821cm" presentation:class="subtitle" presentation:placeholder="true">
          <draw:text-box/>
        </draw:frame>
        <draw:frame draw:style-name="gr1" draw:text-style-name="P2" draw:layer="layout" svg:width="29.401cm" svg:height="21cm" svg:x="-0.485cm" svg:y="0cm">
          <draw:image xlink:href="Pictures/1000020100000690000004B0A10A01E4001EDA98.png" xlink:type="simple" xlink:show="embed" xlink:actuate="onLoad">
            <text:p/>
          </draw:image>
        </draw:frame>
        <draw:custom-shape draw:style-name="gr2" draw:text-style-name="P3" draw:layer="layout" svg:width="18cm" svg:height="3.6cm" svg:x="8cm" svg:y="13.19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9cm" svg:height="2.765cm" svg:x="6.4cm" svg:y="6.891cm">
          <draw:text-box>
            <text:p><text:span text:style-name="T1">Id</text:span><text:span text:style-name="T1">e</text:span><text:span text:style-name="T1">a</text:span><text:span text:style-name="T1">W</text:span><text:span text:style-name="T1">at</text:span><text:span text:style-name="T1">c</text:span><text:span text:style-name="T1">h</text:span><text:span text:style-name="T1">e</text:span><text:span text:style-name="T1">r </text:span><text:span text:style-name="T1">-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a</text:span><text:span text:style-name="T1">ti</text:span><text:span text:style-name="T1">o</text:span><text:span text:style-name="T1">n</text:span></text:p>
          </draw:text-box>
        </draw:frame>
        <draw:frame draw:style-name="gr3" draw:text-style-name="P9" draw:layer="layout" svg:width="15.157cm" svg:height="2.765cm" svg:x="9.243cm" svg:y="10.6cm">
          <draw:text-box>
            <text:p><text:span text:style-name="T2">P</text:span><text:span text:style-name="T2">a</text:span><text:span text:style-name="T2">rt </text:span><text:span text:style-name="T2">1</text:span></text:p>
          </draw:text-box>
        </draw:frame>
        <draw:frame draw:style-name="gr4" draw:text-style-name="P9" draw:layer="layout" svg:width="15.357cm" svg:height="1.517cm" svg:x="9.243cm" svg:y="14.091cm">
          <draw:text-box>
            <text:p><text:span text:style-name="T2">P</text:span><text:span text:style-name="T2">a</text:span><text:span text:style-name="T2">rt </text:span><text:span text:style-name="T2">2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custom-shape draw:style-name="gr6" draw:text-style-name="P11" draw:layer="layout" svg:width="2cm" svg:height="1.8cm" svg:x="24.6cm" svg:y="18.2cm">
          <text:p text:style-name="P10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5.199cm" svg:height="3.506cm" svg:x="1.4cm" svg:y="2.2cm" presentation:class="title">
          <draw:text-box>
            <text:p>1 Test Überschrift</text:p>
          </draw:text-box>
        </draw:frame>
        <draw:custom-shape draw:style-name="gr7" draw:text-style-name="P12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3.034cm" svg:height="0.962cm" svg:x="3.2cm" svg:y="0.538cm">
          <draw:text-box>
            <text:p text:style-name="P10"><text:span text:style-name="T5">Th</text:span><text:span text:style-name="T5">e</text:span><text:span text:style-name="T5">m</text:span><text:span text:style-name="T5">a 1</text:span></text:p>
          </draw:text-box>
        </draw:frame>
        <draw:frame draw:style-name="gr8" draw:text-style-name="P14" draw:layer="layout" svg:width="3.034cm" svg:height="0.962cm" svg:x="7.5cm" svg:y="0.538cm">
          <draw:text-box>
            <text:p><text:span text:style-name="T5">Th</text:span><text:span text:style-name="T5">e</text:span><text:span text:style-name="T5">m</text:span><text:span text:style-name="T5">a 2</text:span></text:p>
          </draw:text-box>
        </draw:frame>
        <draw:frame draw:style-name="gr8" draw:text-style-name="P14" draw:layer="layout" svg:width="3.034cm" svg:height="0.962cm" svg:x="11.1cm" svg:y="0.538cm">
          <draw:text-box>
            <text:p><text:span text:style-name="T5">Th</text:span><text:span text:style-name="T5">e</text:span><text:span text:style-name="T5">m</text:span><text:span text:style-name="T5">a 3</text:span></text:p>
          </draw:text-box>
        </draw:frame>
        <draw:frame draw:style-name="gr1" draw:text-style-name="P2" draw:layer="layout" svg:width="12.946cm" svg:height="7.686cm" svg:x="9.454cm" svg:y="8.914cm">
          <draw:image xlink:href="Pictures/10000201000002800000017CAE8409AE5EE9AC3B.png" xlink:type="simple" xlink:show="embed" xlink:actuate="onLoad">
            <text:p/>
          </draw:image>
        </draw:frame>
        <draw:frame draw:style-name="gr9" draw:text-style-name="P15" draw:layer="layout" svg:width="5.861cm" svg:height="0.645cm" svg:x="9.145cm" svg:y="16.6cm">
          <draw:text-box>
            <text:p><text:span text:style-name="T6">Quell</text:span><text:span text:style-name="T6">e: </text:span><text:span text:style-name="T6">www.</text:span><text:span text:style-name="T6">englis</text:span><text:span text:style-name="T6">che-</text:span><text:span text:style-name="T6">flagg</text:span><text:span text:style-name="T6">e.co</text:span><text:span text:style-name="T6">m</text:span></text:p>
          </draw:text-box>
        </draw:frame>
        <draw:frame presentation:style-name="pr6" draw:layer="layout" svg:width="25.199cm" svg:height="12.779cm" svg:x="1.4cm" svg:y="5.821cm" presentation:class="outline">
          <draw:text-box>
            <text:p text:style-name="P16"><text:span text:style-name="T7">Test Text Test Text Test Text Test Text Test Text Test Text Test Text Test Text Test Text Test Text</text:span></text:p>
            <text:p text:style-name="P16"><text:span text:style-name="T7"/></text:p>
            <text:list text:style-name="L3">
              <text:list-item>
                <text:p text:style-name="P16"><text:span text:style-name="T7">Eins</text:span></text:p>
                <text:list>
                  <text:list-item>
                    <text:p text:style-name="P16"><text:span text:style-name="T7">Eins Eins</text:span></text:p>
                  </text:list-item>
                </text:list>
              </text:list-item>
              <text:list-item>
                <text:p text:style-name="P16"><text:span text:style-name="T7">Zwei</text:span></text:p>
              </text:list-item>
              <text:list-item>
                <text:p text:style-name="P16"><text:span text:style-name="T7">Drei</text:span></text:p>
              </text:list-item>
            </text:list>
          </draw:text-box>
        </draw:frame>
        <draw:frame draw:style-name="gr10" draw:text-style-name="P18" draw:layer="layout" svg:width="3.444cm" svg:height="0.646cm" svg:x="12.474cm" svg:y="10.108cm">
          <draw:text-box>
            <text:p text:style-name="P17"><text:span text:style-name="T8">DSL </text:span><text:span text:style-name="T8">50 </text:span><text:span text:style-name="T8">(Wec</text:span><text:span text:style-name="T8">hsler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2.2cm" presentation:class="title" presentation:placeholder="true">
          <draw:text-box/>
        </draw:frame>
        <draw:frame presentation:style-name="pr6" draw:layer="layout" svg:width="25.199cm" svg:height="12.779cm" svg:x="1.4cm" svg:y="5.82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2.2cm" presentation:class="title" presentation:placeholder="true">
          <draw:text-box/>
        </draw:frame>
        <draw:frame presentation:style-name="pr6" draw:layer="layout" svg:width="25.199cm" svg:height="12.779cm" svg:x="1.4cm" svg:y="5.821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2.2cm" presentation:class="title" presentation:placeholder="true">
          <draw:text-box/>
        </draw:frame>
        <draw:frame presentation:style-name="pr6" draw:layer="layout" svg:width="25.199cm" svg:height="12.779cm" svg:x="1.4cm" svg:y="5.821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39E000002D891ADB9D664A72047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itmap_20_1" style:repeat="stretch"/>
      <style:text-properties style:letter-kerning="true"/>
    </style:style>
    <style:style style:name="Standard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style:font-name="Carlito" fo:font-family="Carlito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style:font-name="Carlito" fo:font-family="Carlito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fill-image-width="0cm" draw:fill-image-height="0cm" draw:textarea-vertical-align="middle">
        <text:list-style style:name="Standard-subtitle">
          <text:list-level-style-bullet text:level="1" text:bullet-char="•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Carlito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Carli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rli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2.2cm" presentation:class="title">
        <draw:text-box>
          <text:p>Format des Titeltextes durch Klicken bearbeiten</text:p>
        </draw:text-box>
      </draw:frame>
      <draw:frame presentation:style-name="Mpr2" draw:layer="backgroundobjects" svg:width="25.199cm" svg:height="12.779cm" svg:x="1.4cm" svg:y="5.821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8" draw:layer="backgroundobjects" svg:width="1.4cm" svg:height="1.248cm" svg:x="24.6cm" svg:y="19cm" presentation:class="page-number">
        <draw:text-box>
          <text:p text:style-name="MP7"><text:span text:style-name="MT2">2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7:34:07.499000000</meta:creation-date>
    <dc:date>2016-12-08T23:01:01.499934482</dc:date>
    <meta:editing-duration>PT1H15M25S</meta:editing-duration>
    <meta:editing-cycles>11</meta:editing-cycles>
    <meta:generator>LibreOffice/5.1.4.2$Linux_X86_64 LibreOffice_project/10m0$Build-2</meta:generator>
    <meta:document-statistic meta:object-count="67"/>
  </office:meta>
</office:document-meta>
</file>